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7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111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24.13mm" fo:break-before="auto" style:use-optimal-row-height="true"/>
    </style:style>
    <style:style style:name="ro4" style:family="table-row">
      <style:table-row-properties style:row-height="18.2mm" fo:break-before="auto" style:use-optimal-row-height="true"/>
    </style:style>
    <style:style style:name="ro5" style:family="table-row">
      <style:table-row-properties style:row-height="19.54mm" fo:break-before="auto" style:use-optimal-row-height="true"/>
    </style:style>
    <style:style style:name="ro6" style:family="table-row">
      <style:table-row-properties style:row-height="15.72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10.58mm" fo:break-before="auto" style:use-optimal-row-height="tru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11.89mm" fo:break-before="auto" style:use-optimal-row-height="true"/>
    </style:style>
    <style:style style:name="ro11" style:family="table-row">
      <style:table-row-properties style:row-height="8.04mm" fo:break-before="auto" style:use-optimal-row-height="true"/>
    </style:style>
    <style:style style:name="ro12" style:family="table-row">
      <style:table-row-properties style:row-height="17.36mm" fo:break-before="auto" style:use-optimal-row-height="true"/>
    </style:style>
    <style:style style:name="ro13" style:family="table-row">
      <style:table-row-properties style:row-height="7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ler Nam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Kontaktmai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Kategor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lliope mini</text:p>
          </table:table-cell>
          <table:table-cell table:style-name="ce3" office:value-type="string" calcext:value-type="string">
            <text:p>Calliope gemeinnützige GmbH </text:p>
          </table:table-cell>
          <table:table-cell table:style-name="ce3" office:value-type="string" calcext:value-type="string">
            <text:p>http://calliope.cc </text:p>
          </table:table-cell>
          <table:table-cell office:value-type="string" calcext:value-type="string">
            <text:p>Calliope gemeinnützige GmbH</text:p>
            <text:p>Linienstraße 52</text:p>
            <text:p>10119 Berlin</text:p>
            <text:p>Deutschland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derDojo Germany</text:p>
          </table:table-cell>
          <table:table-cell table:style-name="ce2" office:value-type="string" calcext:value-type="string">
            <text:p>CoderDojo Foundation </text:p>
          </table:table-cell>
          <table:table-cell table:style-name="ce2" office:value-type="string" calcext:value-type="string">
            <text:p>https://zen.coderdojo.com/?list=true#Germany </text:p>
          </table:table-cell>
          <table:table-cell office:value-type="string" calcext:value-type="string">
            <text:p>Dogpatch Labs Unit 1,</text:p>
            <text:p/>
            <text:p>The CHQ building,</text:p>
            <text:p/>
            <text:p>Custom House Quay,</text:p>
            <text:p/>
            <text:p>Dublin, Ireland</text:p>
          </table:table-cell>
          <table:table-cell table:number-columns-repeated="3"/>
          <table:table-cell office:value-type="string" calcext:value-type="string">
            <text:p>CoderDojo;Dachverband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aba Digitalwerkstatt </text:p>
          </table:table-cell>
          <table:table-cell table:style-name="ce2" office:value-type="string" calcext:value-type="string">
            <text:p>HABA Digital GmbH </text:p>
          </table:table-cell>
          <table:table-cell table:style-name="ce2" office:value-type="string" calcext:value-type="string">
            <text:p>http://digitalwerkstatt.de </text:p>
          </table:table-cell>
          <table:table-cell table:style-name="Default" office:value-type="string" calcext:value-type="string">
            <text:p><text:span text:style-name="T1">HABA Digital GmbH</text:span></text:p>
            <text:p><text:span text:style-name="T1">Linienstr. 121</text:span></text:p>
            <text:p><text:span text:style-name="T1">10115 Berlin </text:span></text:p>
            <text:p/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PiClub Erfindergarden München </text:p>
          </table:table-cell>
          <table:table-cell table:style-name="ce2" office:value-type="string" calcext:value-type="string">
            <text:p>Andreas Kopp</text:p>
          </table:table-cell>
          <table:table-cell table:style-name="ce2" office:value-type="string" calcext:value-type="string">
            <text:p>https://erfindergarden.de/</text:p>
          </table:table-cell>
          <table:table-cell table:style-name="Default" office:value-type="string" calcext:value-type="string">
            <text:p>erfindergarden – Auer Isar Fab Lab</text:p>
            <text:p/>
            <text:p>Oefelestr. 4</text:p>
            <text:p/>
            <text:p>81543 München</text:p>
          </table:table-cell>
          <table:table-cell table:number-columns-repeated="3"/>
          <table:table-cell office:value-type="string" calcext:value-type="string">
            <text:p>FabLab;Hackerspace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Roberta – Lernen mit Robotern</text:p>
          </table:table-cell>
          <table:table-cell table:style-name="ce2" office:value-type="string" calcext:value-type="string">
            <text:p>Fraunhofer-Institut für Intelligente Analyse- und</text:p>
            <text:p>Informationssysteme</text:p>
          </table:table-cell>
          <table:table-cell table:style-name="ce2" office:value-type="string" calcext:value-type="string">
            <text:p>https://www.open-roberta.org/willkommen/ </text:p>
          </table:table-cell>
          <table:table-cell table:style-name="Default" office:value-type="string" calcext:value-type="string">
            <text:p>Fraunhofer-Gesellschaft zur Förderung der angewandten</text:p>
            <text:p>Forschung e.V.</text:p>
            <text:p>Hansastraße 27 c</text:p>
            <text:p>80686 München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Chaos macht Schule </text:p>
          </table:table-cell>
          <table:table-cell table:style-name="ce2" office:value-type="string" calcext:value-type="string">
            <text:p>Chaos Computer Club</text:p>
          </table:table-cell>
          <table:table-cell table:style-name="ce2" office:value-type="string" calcext:value-type="string">
            <text:p>https://ccc.de/schule </text:p>
          </table:table-cell>
          <table:table-cell office:value-type="string" calcext:value-type="string">
            <text:p>    Chaos Computer Club e. V.</text:p>
            <text:p>    Zeiseweg 9</text:p>
            <text:p>    D-22765 Hamburg</text:p>
            <text:p>    Germany</text:p>
          </table:table-cell>
          <table:table-cell table:number-columns-repeated="3"/>
          <table:table-cell office:value-type="string" calcext:value-type="string">
            <text:p>CCC;Dachverband</text:p>
          </table:table-cell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Kids4IT </text:p>
          </table:table-cell>
          <table:table-cell table:style-name="ce4" office:value-type="string" calcext:value-type="string">
            <text:p>Kids4IT gemeinnützige UG </text:p>
          </table:table-cell>
          <table:table-cell office:value-type="string" calcext:value-type="string">
            <text:p><text:a xlink:href="https://www.kids4it.de/" xlink:type="simple">https://www.kids4it.de/</text:a></text:p>
          </table:table-cell>
          <table:table-cell office:value-type="string" calcext:value-type="string">
            <text:p>Kids4IT gemeinnützige UG</text:p>
            <text:p>Friedrichstraße 40</text:p>
            <text:p>21244 Buchholz</text:p>
          </table:table-cell>
          <table:table-cell table:number-columns-repeated="4"/>
          <table:table-cell office:value-type="string" calcext:value-type="string">
            <text:p>NonProfit</text:p>
          </table:table-cell>
          <table:table-cell table:number-columns-repeated="1015"/>
        </table:table-row>
        <table:table-row table:style-name="ro9">
          <table:table-cell table:style-name="ce2" office:value-type="string" calcext:value-type="string">
            <text:p>HackerSchool </text:p>
          </table:table-cell>
          <table:table-cell table:style-name="ce4" office:value-type="string" calcext:value-type="string">
            <text:p>Hacker School UG </text:p>
          </table:table-cell>
          <table:table-cell table:style-name="ce2" office:value-type="string" calcext:value-type="string">
            <text:p>http://www.hacker-school.de/ </text:p>
          </table:table-cell>
          <table:table-cell office:value-type="string" calcext:value-type="string">
            <text:p>Hacker School UG (haftungsbeschränkt)</text:p>
            <text:p>Cremon 36</text:p>
            <text:p>20457 Hamburg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AppCamps </text:p>
          </table:table-cell>
          <table:table-cell table:style-name="ce2" office:value-type="string" calcext:value-type="string">
            <text:p>AppCamps gemeinnützige UG</text:p>
          </table:table-cell>
          <table:table-cell table:style-name="ce2" office:value-type="string" calcext:value-type="string">
            <text:p>https://www.appcamps.de/ </text:p>
          </table:table-cell>
          <table:table-cell office:value-type="string" calcext:value-type="string">
            <text:p>App Camps gemeinnützige Unternehmergesellschaft (haftungsbeschränkt)</text:p>
            <text:p>Eifflerstraße 43 / betahaus</text:p>
            <text:p>22769 Hambur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Club Maker Garage</text:p>
          </table:table-cell>
          <table:table-cell office:value-type="string" calcext:value-type="string">
            <text:p>MINT Zukunft Schaffen gemeinnütziger e. V.</text:p>
          </table:table-cell>
          <table:table-cell table:style-name="ce2" office:value-type="string" calcext:value-type="string">
            <text:p>http://www.mintzukunftschaffen.de/maker-garage.html </text:p>
          </table:table-cell>
          <table:table-cell office:value-type="string" calcext:value-type="string">
            <text:p>MINT Zukunft Schaffen gemeinnütziger e. V. </text:p>
            <text:p>Spreeufer 5</text:p>
            <text:p>10178 Berlin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Cook and Code </text:p>
          </table:table-cell>
          <table:table-cell table:style-name="ce2" office:value-type="string" calcext:value-type="string">
            <text:p>Alexander Hoffmann </text:p>
          </table:table-cell>
          <table:table-cell table:style-name="ce2" office:value-type="string" calcext:value-type="string">
            <text:p>https://andcode.de/cook</text:p>
          </table:table-cell>
          <table:table-cell office:value-type="string" calcext:value-type="string">
            <text:p>Steinstr. 73</text:p>
            <text:p>81667 Münche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dingschule </text:p>
          </table:table-cell>
          <table:table-cell office:value-type="string" calcext:value-type="string">
            <text:p>Codingschule e. K.</text:p>
          </table:table-cell>
          <table:table-cell office:value-type="string" calcext:value-type="string">
            <text:p><text:a xlink:href="https://www.codingschule.de/" xlink:type="simple">https://www.codingschule.de/</text:a></text:p>
          </table:table-cell>
          <table:table-cell office:value-type="string" calcext:value-type="string">
            <text:p>Codingschule e. K.</text:p>
            <text:p>Mindener Straße 30</text:p>
            <text:p/>
            <text:p>40227 Düsseld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rt Coding</text:p>
          </table:table-cell>
          <table:table-cell office:value-type="string" calcext:value-type="string">
            <text:p>Start Coding e.V.</text:p>
          </table:table-cell>
          <table:table-cell office:value-type="string" calcext:value-type="string">
            <text:p><text:a xlink:href="http://start-coding.de/" xlink:type="simple">http://start-coding.de</text:a></text:p>
          </table:table-cell>
          <table:table-cell office:value-type="string" calcext:value-type="string">
            <text:p>Start Coding e.V.</text:p>
            <text:p/>
            <text:p>Anna-Louisa-Karsch-Straße 2</text:p>
            <text:p>10178 Berl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Week</text:p>
          </table:table-cell>
          <table:table-cell office:value-type="string" calcext:value-type="string">
            <text:p>CodeWeek.eu</text:p>
          </table:table-cell>
          <table:table-cell office:value-type="string" calcext:value-type="string">
            <text:p><text:a xlink:href="http://codeweek.eu/" xlink:type="simple">http://codeweek.eu/</text:a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ugendhackt</text:p>
          </table:table-cell>
          <table:table-cell office:value-type="string" calcext:value-type="string">
            <text:p>Open Knowledge Foundation Deutschland e.V.</text:p>
          </table:table-cell>
          <table:table-cell office:value-type="string" calcext:value-type="string">
            <text:p><text:a xlink:href="https://jugendhackt.org/" xlink:type="simple">https://jugendhackt.org/</text:a></text:p>
          </table:table-cell>
          <table:table-cell office:value-type="string" calcext:value-type="string">
            <text:p>Open Knowledge Foundation Deutschland e.V.</text:p>
            <text:p>Singer Straße 109</text:p>
            <text:p>10179 Berlin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ablab München</text:p>
          </table:table-cell>
          <table:table-cell office:value-type="string" calcext:value-type="string">
            <text:p>FabLab München e.V.</text:p>
          </table:table-cell>
          <table:table-cell office:value-type="string" calcext:value-type="string">
            <text:p><text:a xlink:href="http://www.fablab-muenchen.de/" xlink:type="simple">http://www.fablab-muenchen.de</text:a></text:p>
          </table:table-cell>
          <table:table-cell office:value-type="string" calcext:value-type="string">
            <text:p>FabLab München</text:p>
            <text:p>Gewerbehof Westend</text:p>
            <text:p>Gollierstraße 70</text:p>
            <text:p>Eingang D, Erdgeschoß</text:p>
            <text:p>80339 München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ablabkids</text:p>
          </table:table-cell>
          <table:table-cell office:value-type="string" calcext:value-type="string">
            <text:p>FabLab München e.V.</text:p>
          </table:table-cell>
          <table:table-cell office:value-type="string" calcext:value-type="string">
            <text:p><text:a xlink:href="http://fablabkids.de/" xlink:type="simple">http://fablabkids.de</text:a></text:p>
          </table:table-cell>
          <table:table-cell office:value-type="string" calcext:value-type="string">
            <text:p>FabLab München</text:p>
            <text:p>Gewerbehof Westend</text:p>
            <text:p>Gollierstraße 70</text:p>
            <text:p>Eingang D, Erdgeschoß</text:p>
            <text:p>80339 Mün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nschule</text:p>
          </table:table-cell>
          <table:table-cell office:value-type="string" calcext:value-type="string">
            <text:p>Open Knowledge Foundation Deutschland e.V.</text:p>
          </table:table-cell>
          <table:table-cell office:value-type="string" calcext:value-type="string">
            <text:p><text:a xlink:href="https://datenschule.de/" xlink:type="simple">https://datenschule.de/</text:a></text:p>
          </table:table-cell>
          <table:table-cell office:value-type="string" calcext:value-type="string">
            <text:p>Open Knowledge Foundation Deutschland e.V.</text:p>
            <text:p>Singerstr. 109</text:p>
            <text:p>10179 Berlin</text:p>
            <text:p>Deutschland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hack.institute</text:p>
          </table:table-cell>
          <table:table-cell office:value-type="string" calcext:value-type="string">
            <text:p>hack.institute UG</text:p>
          </table:table-cell>
          <table:table-cell office:value-type="string" calcext:value-type="string">
            <text:p><text:a xlink:href="http://hack.institute/" xlink:type="simple">http://hack.institute</text:a></text:p>
          </table:table-cell>
          <table:table-cell office:value-type="string" calcext:value-type="string">
            <text:p>hack.institute UG</text:p>
            <text:p>An der Bottmühle 5, 50678 Cologne, German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VOXX4KIDS</text:p>
          </table:table-cell>
          <table:table-cell office:value-type="string" calcext:value-type="string">
            <text:p>synyx GmbH &amp; Co. KG</text:p>
          </table:table-cell>
          <table:table-cell office:value-type="string" calcext:value-type="string">
            <text:p><text:a xlink:href="http://www.devoxx4kids.de/" xlink:type="simple">http://www.devoxx4kids.de/</text:a></text:p>
          </table:table-cell>
          <table:table-cell office:value-type="string" calcext:value-type="string">
            <text:p>synyx GmbH &amp; Co. KG</text:p>
            <text:p>Open Source Solutions</text:p>
            <text:p>Gartenstraße 67</text:p>
            <text:p>D-76135 Karlsru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ckids</text:p>
          </table:table-cell>
          <table:table-cell office:value-type="string" calcext:value-type="string">
            <text:p>Teckids e.V.</text:p>
          </table:table-cell>
          <table:table-cell office:value-type="string" calcext:value-type="string">
            <text:p><text:a xlink:href="https://www.teckids.org/" xlink:type="simple">https://www.teckids.org/</text:a></text:p>
          </table:table-cell>
          <table:table-cell office:value-type="string" calcext:value-type="string">
            <text:p>Teckids e.V.</text:p>
            <text:p>c/o tarent solutions GmbH</text:p>
            <text:p>Rochusstr. 2-4</text:p>
            <text:p>53123 Bonn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13:17:53.1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4:28:04.990000000</meta:creation-date>
    <dc:date>2017-05-30T13:49:39.452000000</dc:date>
    <meta:editing-duration>PT1H53S</meta:editing-duration>
    <meta:editing-cycles>12</meta:editing-cycles>
    <meta:generator>LibreOffice/5.3.2.2$Windows_X86_64 LibreOffice_project/6cd4f1ef626f15116896b1d8e1398b56da0d0ee1</meta:generator>
    <meta:document-statistic meta:table-count="1" meta:cell-count="101" meta:object-count="0"/>
  </office:meta>
</office:document-meta>
</file>